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officeooo:rsid="001f91aa" officeooo:paragraph-rsid="001f91aa"/>
    </style:style>
    <style:style style:name="P2" style:family="paragraph" style:parent-style-name="Text_20_body" style:list-style-name="L1">
      <style:text-properties officeooo:rsid="001f91aa" officeooo:paragraph-rsid="001fbb5e"/>
    </style:style>
    <style:style style:name="P3" style:family="paragraph" style:parent-style-name="Text_20_body">
      <style:text-properties officeooo:rsid="001fbb5e" officeooo:paragraph-rsid="001fbb5e"/>
    </style:style>
    <style:style style:name="P4" style:family="paragraph" style:parent-style-name="Text_20_body" style:list-style-name="L1">
      <style:text-properties officeooo:rsid="001fbb5e" officeooo:paragraph-rsid="001fbb5e"/>
    </style:style>
    <style:style style:name="P5" style:family="paragraph" style:parent-style-name="Text_20_body">
      <style:text-properties officeooo:rsid="0021a70f" officeooo:paragraph-rsid="0021a70f"/>
    </style:style>
    <style:style style:name="P6" style:family="paragraph" style:parent-style-name="Text_20_body" style:list-style-name="L3">
      <style:text-properties officeooo:rsid="0021a70f" officeooo:paragraph-rsid="0021a70f"/>
    </style:style>
    <style:style style:name="P7" style:family="paragraph" style:parent-style-name="Text_20_body" style:list-style-name="L4">
      <style:text-properties officeooo:rsid="0021a70f" officeooo:paragraph-rsid="0021a70f"/>
    </style:style>
    <style:style style:name="P8" style:family="paragraph" style:parent-style-name="Text_20_body" style:list-style-name="L1">
      <style:text-properties officeooo:rsid="0024e1c3" officeooo:paragraph-rsid="0024e1c3"/>
    </style:style>
    <style:style style:name="T1" style:family="text">
      <style:text-properties officeooo:rsid="001fbb5e"/>
    </style:style>
    <style:style style:name="T2" style:family="text">
      <style:text-properties officeooo:rsid="0021a70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a70f" style:font-weight-asian="bold" style:font-weight-complex="bold"/>
    </style:style>
    <style:style style:name="T5" style:family="text">
      <style:text-properties fo:font-weight="bold" officeooo:rsid="001fbb5e" style:font-weight-asian="bold" style:font-weight-complex="bold"/>
    </style:style>
    <style:style style:name="T6" style:family="text">
      <style:text-properties fo:font-weight="bold" officeooo:rsid="0024e1c3" style:font-weight-asian="bold" style:font-weight-complex="bold"/>
    </style:style>
    <style:style style:name="T7" style:family="text">
      <style:text-properties fo:font-weight="normal" officeooo:rsid="0024e1c3" style:font-weight-asian="normal" style:font-weight-complex="normal"/>
    </style:style>
    <style:style style:name="T8" style:family="text">
      <style:text-properties officeooo:rsid="0024e1c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area03.01</text:p>
      <text:p text:style-name="Subtitle">Particiones de disco</text:p>
      <text:h text:style-name="Heading_20_1" text:outline-level="1">Descripción</text:h>
      <text:p text:style-name="P3">Realiza las siguientes acciones sobre un disco de <text:span text:style-name="T3">10 GB</text:span> <text:span text:style-name="T2">en un </text:span><text:span text:style-name="T4">Ubuntu 20.04</text:span><text:span text:style-name="T2"> con instalación mínima sobre </text:span><text:span text:style-name="T4">Vmware</text:span><text:span text:style-name="T2">.</text:span></text:p>
      <text:list xml:id="list4020752840" text:style-name="L1">
        <text:list-item>
          <text:p text:style-name="P1"><text:span text:style-name="T1">Desde la</text:span> <text:span text:style-name="T3">terminal</text:span> de Linux crea las <text:span text:style-name="T8">siguientes </text:span><text:span text:style-name="T3">particiones </text:span><text:span text:style-name="T7">usando un</text:span><text:span text:style-name="T6"> esquema de partiones MBR </text:span><text:span text:style-name="T1">con estas características:</text:span></text:p>
          <text:list>
            <text:list-item>
              <text:p text:style-name="P8">Usar el menor número de particiones lógicas.</text:p>
            </text:list-item>
            <text:list-item>
              <text:p text:style-name="P1">500MB, para usar con linux.</text:p>
            </text:list-item>
            <text:list-item>
              <text:p text:style-name="P1">250 MB, para usar con windows.</text:p>
            </text:list-item>
            <text:list-item>
              <text:p text:style-name="P1">300 MB, para usar con linux.</text:p>
            </text:list-item>
            <text:list-item>
              <text:p text:style-name="P1">200 MB, para usar con windows.</text:p>
            </text:list-item>
            <text:list-item>
              <text:p text:style-name="P2">400 MB, para usar con linux.</text:p>
            </text:list-item>
          </text:list>
        </text:list-item>
        <text:list-item>
          <text:p text:style-name="P4">Utilizando <text:span text:style-name="T3">Gparted</text:span> <text:span text:style-name="T3">modifica el tamaño</text:span> de algunas de las particiones:</text:p>
          <text:list>
            <text:list-item>
              <text:p text:style-name="P4">Cambia el tamaño de la partición de 500 MB a 450 MB.</text:p>
            </text:list-item>
            <text:list-item>
              <text:p text:style-name="P4">Cambia el tamaño de la partición de 250 MB a 275 MB.</text:p>
            </text:list-item>
            <text:list-item>
              <text:p text:style-name="P4">Cambia el tamaño de la partición de 400 MB a 6<text:span text:style-name="T8">5</text:span>0 MB.</text:p>
            </text:list-item>
          </text:list>
        </text:list-item>
        <text:list-item>
          <text:p text:style-name="P4">Utilizando <text:span text:style-name="T3">Gparted</text:span> añade una <text:span text:style-name="T3">partición</text:span> de <text:span text:style-name="T3">600 MB</text:span> al <text:span text:style-name="T3">final</text:span> del disco.</text:p>
        </text:list-item>
        <text:list-item>
          <text:p text:style-name="P4">Utilizando la <text:span text:style-name="T3">terminal</text:span> <text:span text:style-name="T3">elimina</text:span> la <text:span text:style-name="T3">partición</text:span> de <text:span text:style-name="T6">650</text:span><text:span text:style-name="T3"> MB</text:span>.</text:p>
        </text:list-item>
        <text:list-item>
          <text:p text:style-name="P4">Utilizando <text:span text:style-name="T3">Gparted</text:span> <text:span text:style-name="T3">elimina</text:span> la <text:span text:style-name="T3">partición</text:span> de <text:span text:style-name="T3">450 MB</text:span>.</text:p>
        </text:list-item>
      </text:list>
      <text:p text:style-name="P3"/>
      <text:h text:style-name="Heading_20_2" text:outline-level="2">Entrega:</text:h>
      <text:list xml:id="list2239376424" text:style-name="L3">
        <text:list-item>
          <text:p text:style-name="P6">Entregar un documento pdf.</text:p>
        </text:list-item>
        <text:list-item>
          <text:p text:style-name="P6">El documento de debe incorporar los pasos a modo de guía rápida, con capturas ( de lo importante.) y descripción de la captura se fuese necesario (no es un manual).</text:p>
        </text:list-item>
      </text:list>
      <text:h text:style-name="Heading_20_2" text:outline-level="2">Rubrica:</text:h>
      <text:list xml:id="list3510491606" text:style-name="L4">
        <text:list-item>
          <text:p text:style-name="P7">Puntualidad en la entrega.</text:p>
        </text:list-item>
        <text:list-item>
          <text:p text:style-name="P7">Presentación de la información</text:p>
        </text:list-item>
        <text:list-item>
          <text:p text:style-name="P7">Realización de los pasos</text:p>
        </text:list-item>
      </text:list>
      <text:p text:style-name="P5"><text:soft-page-break/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1T19:22:57.315483549</meta:creation-date>
    <dc:date>2022-01-11T20:42:57.638478564</dc:date>
    <meta:editing-duration>PT17M39S</meta:editing-duration>
    <meta:editing-cycles>3</meta:editing-cycles>
    <meta:generator>LibreOffice/7.2.3.2$Linux_X86_64 LibreOffice_project/20$Build-2</meta:generator>
    <meta:document-statistic meta:table-count="0" meta:image-count="0" meta:object-count="0" meta:page-count="2" meta:paragraph-count="25" meta:word-count="220" meta:character-count="1160" meta:non-whitespace-character-count="984"/>
  </office:meta>
</office:document-meta>
</file>